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áblázat1" style:family="table">
      <style:table-properties style:width="3.1493in" fo:margin-top="0in" fo:margin-bottom="0in" table:align="center"/>
    </style:style>
    <style:style style:name="Táblázat1.A" style:family="table-column">
      <style:table-column-properties style:column-width="1.5743in"/>
    </style:style>
    <style:style style:name="Táblázat1.1" style:family="table-row">
      <style:table-row-properties style:keep-together="true" fo:keep-together="auto"/>
    </style:style>
    <style:style style:name="Táblázat1.A1" style:family="table-cell">
      <style:table-cell-properties style:vertical-align="middle" fo:padding-left="0.075in" fo:padding-right="0.075in" fo:padding-top="0in" fo:padding-bottom="0in" fo:border="none"/>
    </style:style>
    <style:style style:name="Táblázat2" style:family="table" style:master-page-name="Standard">
      <style:table-properties style:width="6.5in" fo:margin-left="-0.075in" fo:margin-top="0in" fo:margin-bottom="0in" style:page-number="auto" table:align="left"/>
    </style:style>
    <style:style style:name="Táblázat2.A" style:family="table-column">
      <style:table-column-properties style:column-width="6.5in"/>
    </style:style>
    <style:style style:name="Táblázat2.1" style:family="table-row">
      <style:table-row-properties style:keep-together="true" fo:keep-together="auto"/>
    </style:style>
    <style:style style:name="Táblázat2.A1" style:family="table-cell">
      <style:table-cell-properties fo:padding-left="0.075in" fo:padding-right="0.075in" fo:padding-top="0in" fo:padding-bottom="0in" fo:border="0.0139in solid #000001"/>
    </style:style>
    <style:style style:name="Táblázat2.A3" style:family="table-cell">
      <style:table-cell-properties fo:background-color="#f3f3f3" fo:padding-left="0.075in" fo:padding-right="0.075in" fo:padding-top="0in" fo:padding-bottom="0in" fo:border="0.0139in solid #000001">
        <style:background-image/>
      </style:table-cell-properties>
    </style:style>
    <style:style style:name="Táblázat2.A5" style:family="table-cell">
      <style:table-cell-properties fo:background-color="#efefef" fo:padding-left="0.075in" fo:padding-right="0.075in" fo:padding-top="0in" fo:padding-bottom="0in" fo:border="0.0139in solid #000001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>
        <style:tab-stops>
          <style:tab-stop style:position="1.1874in" style:type="right"/>
        </style:tab-stops>
      </style:paragraph-properties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 style:list-style-name="L1">
      <style:paragraph-properties fo:line-height="100%"/>
    </style:style>
    <style:style style:name="P5" style:family="paragraph" style:parent-style-name="Standard">
      <style:paragraph-properties fo:line-height="100%" fo:text-align="center" style:justify-single-word="false"/>
      <style:text-properties fo:color="#009900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2" table:style-name="Táblázat2">
        <table:table-column table:style-name="Táblázat2.A"/>
        <table:table-row table:style-name="Táblázat2.1">
          <table:table-cell table:style-name="Táblázat2.A1" office:value-type="string">
            <text:p text:style-name="P2"><text:span text:style-name="T1">Tesz sz. 2 <text:s text:c="64"/>Dátum 2021.11.23.</text:span></text:p>
          </table:table-cell>
        </table:table-row>
        <table:table-row table:style-name="Táblázat2.1">
          <table:table-cell table:style-name="Táblázat2.A1" office:value-type="string">
            <text:p text:style-name="P1"><text:span text:style-name="T1">Tesztelő: Hegedüs Gábor <text:s text:c="38"/>Verzió 1.0</text:span></text:p>
          </table:table-cell>
        </table:table-row>
        <table:table-row table:style-name="Táblázat2.1">
          <table:table-cell table:style-name="Táblázat2.A3" office:value-type="string">
            <text:p text:style-name="P1"><text:span text:style-name="T1">Teszt leírása: A harcrendszerben a menekülés funkció működését tesztelem.</text:span></text:p>
          </table:table-cell>
        </table:table-row>
        <table:table-row table:style-name="Táblázat2.1">
          <table:table-cell table:style-name="Táblázat2.A1" office:value-type="string">
            <text:p text:style-name="P1"/>
          </table:table-cell>
        </table:table-row>
        <table:table-row table:style-name="Táblázat2.1">
          <table:table-cell table:style-name="Táblázat2.A5" office:value-type="string">
            <text:p text:style-name="P1"><text:span text:style-name="T1">Előfeltétel: Harc előfeltétele új játék elindulása. Az új játék elindulásának az előfeltétele,</text:span></text:p>
          </table:table-cell>
        </table:table-row>
        <table:table-row table:style-name="Táblázat2.1">
          <table:table-cell table:style-name="Táblázat2.A1" office:value-type="string">
            <text:p text:style-name="P1"><text:span text:style-name="T1">A játékos elindította a menüből. A menü előfeltétele a játék elindulása.</text:span></text:p>
          </table:table-cell>
        </table:table-row>
        <table:table-row table:style-name="Táblázat2.1">
          <table:table-cell table:style-name="Táblázat2.A5" office:value-type="string">
            <text:p text:style-name="P1"><text:span text:style-name="T1">Teszt lépések</text:span></text:p>
          </table:table-cell>
        </table:table-row>
        <table:table-row table:style-name="Táblázat2.1">
          <table:table-cell table:style-name="Táblázat2.A1" office:value-type="string">
            <text:list xml:id="list2268092909499565543" text:style-name="L1">
              <text:list-item>
                <text:p text:style-name="P4">Játék elindítása</text:p>
              </text:list-item>
              <text:list-item>
                <text:p text:style-name="P4">Új játék kezdése</text:p>
              </text:list-item>
              <text:list-item>
                <text:p text:style-name="P4">Harc kezdeményezése egy ubimonnal</text:p>
              </text:list-item>
              <text:list-item>
                <text:p text:style-name="P4">Első körben run opció választása</text:p>
              </text:list-item>
            </text:list>
          </table:table-cell>
        </table:table-row>
        <table:table-row table:style-name="Táblázat2.1">
          <table:table-cell table:style-name="Táblázat2.A5" office:value-type="string">
            <text:p text:style-name="P1"><text:span text:style-name="T1">Paraméterek, beállítások</text:span></text:p>
          </table:table-cell>
        </table:table-row>
        <table:table-row table:style-name="Táblázat2.1">
          <table:table-cell table:style-name="Táblázat2.A1" office:value-type="string">
            <text:p text:style-name="P1">64 bites Windows 10 operációs rendszer</text:p>
            <text:p text:style-name="P1">alap játék beállítások</text:p>
            <text:p text:style-name="P1">billentyűzet és egér használata.</text:p>
          </table:table-cell>
        </table:table-row>
        <table:table-row table:style-name="Táblázat2.1">
          <table:table-cell table:style-name="Táblázat2.A5" office:value-type="string">
            <text:p text:style-name="P1"><text:span text:style-name="T1">Eredmények</text:span></text:p>
          </table:table-cell>
        </table:table-row>
        <table:table-row table:style-name="Táblázat2.1">
          <table:table-cell table:style-name="Táblázat2.A1" office:value-type="string">
            <text:p text:style-name="P1">A játékos megszakította a harcot és elmenekült.</text:p>
          </table:table-cell>
        </table:table-row>
        <table:table-row table:style-name="Táblázat2.1">
          <table:table-cell table:style-name="Táblázat2.A5" office:value-type="string">
            <text:p text:style-name="P1"><text:span text:style-name="T1">Elvárt eredmények</text:span></text:p>
          </table:table-cell>
        </table:table-row>
        <table:table-row table:style-name="Táblázat2.1">
          <table:table-cell table:style-name="Táblázat2.A1" office:value-type="string">
            <text:p text:style-name="P1">A játékos megszakította a harcot és elmenekült.</text:p>
          </table:table-cell>
        </table:table-row>
        <table:table-row table:style-name="Táblázat2.1">
          <table:table-cell table:style-name="Táblázat2.A5" office:value-type="string">
            <text:p text:style-name="P1"><text:span text:style-name="T1">Utó hatások</text:span></text:p>
          </table:table-cell>
        </table:table-row>
        <table:table-row table:style-name="Táblázat2.1">
          <table:table-cell table:style-name="Táblázat2.A1" office:value-type="string">
            <text:p text:style-name="P1">Az ubimon életereje csökkent.</text:p>
          </table:table-cell>
        </table:table-row>
        <table:table-row table:style-name="Táblázat2.1">
          <table:table-cell table:style-name="Táblázat2.A5" office:value-type="string">
            <text:p text:style-name="P1"><text:span text:style-name="T1">Megjegyzések</text:span></text:p>
          </table:table-cell>
        </table:table-row>
        <table:table-row table:style-name="Táblázat2.1">
          <table:table-cell table:style-name="Táblázat2.A1" office:value-type="string">
            <text:p text:style-name="P1">A teszt során megfelelően működött a menekülés opció az elvártaknak megfelelően. További tesztelést a jelen verzióval nem igényel.</text:p>
          </table:table-cell>
        </table:table-row>
        <table:table-row table:style-name="Táblázat2.1">
          <table:table-cell table:style-name="Táblázat2.A1" office:value-type="string">
            <text:p text:style-name="P1"><text:span text:style-name="T1">Teszt eredmény</text:span></text:p>
            <table:table table:name="Táblázat1" table:style-name="Táblázat1">
              <table:table-column table:style-name="Táblázat1.A" table:number-columns-repeated="2"/>
              <table:table-row table:style-name="Táblázat1.1">
                <table:table-cell table:style-name="Táblázat1.A1" office:value-type="string">
                  <text:p text:style-name="P5"><text:span text:style-name="T2">Átment</text:span></text:p>
                </table:table-cell>
                <table:table-cell table:style-name="Táblázat1.A1" office:value-type="string">
                  <text:p text:style-name="P3"><text:span text:style-name="T2">Bukott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hu" fo:country="HU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position="0% 100%" style:font-name="Arial" fo:font-size="11pt" fo:language="hu" fo:country="HU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139in" fo:margin-bottom="0in" fo:line-height="100%" fo:keep-together="always" fo:keep-with-next="always"/>
      <style:text-properties style:font-name="Trebuchet MS" fo:font-size="16pt" style:font-name-asian="Trebuchet MS1" style:font-size-asian="16pt" style:font-name-complex="Trebuchet MS1" style:font-size-complex="16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139in" fo:margin-bottom="0in" fo:line-height="100%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 style:font-size-complex="12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 style:font-size-complex="11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fo:font-size="11pt" style:font-name-asian="Trebuchet MS1" style:font-size-asian="11pt" style:font-name-complex="Trebuchet MS1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fo:font-size="11pt" fo:font-style="italic" style:font-name-asian="Trebuchet MS1" style:font-size-asian="11pt" style:font-style-asian="italic" style:font-name-complex="Trebuchet MS1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in" fo:line-height="100%" fo:text-align="start" style:justify-single-word="false" fo:keep-together="always" fo:keep-with-next="always"/>
      <style:text-properties style:font-name="Trebuchet MS" fo:font-size="21pt" fo:font-weight="bold" style:font-name-asian="Trebuchet MS1" style:font-size-asian="21pt" style:font-weight-asian="bold" style:font-name-complex="Trebuchet MS1" style:font-size-complex="21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139in" fo:line-height="100%" fo:text-align="start" style:justify-single-word="false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3pt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2" meta:image-count="0" meta:object-count="0" meta:page-count="1" meta:paragraph-count="25" meta:word-count="123" meta:character-count="966"/>
    <dc:date>2021-11-23T20:45:54.38</dc:date>
    <dc:creator>Gábor Hegedüs</dc:creator>
    <meta:generator>OpenOffice/4.1.11$Win32 OpenOffice.org_project/4111m1$Build-9808</meta:generator>
  </office:meta>
</office:document-meta>
</file>